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Andale Mono" svg:font-family="'Andale Mono'" style:font-pitch="fixed"/>
    <style:font-face style:name="B Sina" svg:font-family="'B Sin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ndale Mono" officeooo:rsid="0001d7e4" officeooo:paragraph-rsid="0001d7e4"/>
    </style:style>
    <style:style style:name="P2" style:family="paragraph" style:parent-style-name="Standard">
      <style:text-properties style:font-name="Andale Mono" officeooo:rsid="00054fa6" officeooo:paragraph-rsid="00054fa6"/>
    </style:style>
    <style:style style:name="P3" style:family="paragraph" style:parent-style-name="Standard">
      <style:text-properties style:font-name="Andale Mono" officeooo:rsid="00054fa6" officeooo:paragraph-rsid="0005c49e"/>
    </style:style>
    <style:style style:name="P4" style:family="paragraph" style:parent-style-name="Standard">
      <style:text-properties style:font-name="Andale Mono" officeooo:rsid="0005c49e" officeooo:paragraph-rsid="0005c49e"/>
    </style:style>
    <style:style style:name="P5" style:family="paragraph" style:parent-style-name="Standard">
      <style:text-properties officeooo:paragraph-rsid="0001d7e4"/>
    </style:style>
    <style:style style:name="P6" style:family="paragraph" style:parent-style-name="Standard">
      <style:text-properties officeooo:paragraph-rsid="00024f3d"/>
    </style:style>
    <style:style style:name="P7" style:family="paragraph" style:parent-style-name="Standard">
      <style:text-properties officeooo:rsid="00024f3d" officeooo:paragraph-rsid="00024f3d"/>
    </style:style>
    <style:style style:name="P8" style:family="paragraph" style:parent-style-name="Standard">
      <style:text-properties officeooo:paragraph-rsid="0005c49e"/>
    </style:style>
    <style:style style:name="T1" style:family="text">
      <style:text-properties fo:color="#a7074b" fo:font-weight="bold" officeooo:rsid="00054fa6" style:font-weight-asian="bold" style:font-weight-complex="bold"/>
    </style:style>
    <style:style style:name="T2" style:family="text">
      <style:text-properties fo:color="#a7074b" style:font-name="Andale Mono" fo:font-weight="bold" officeooo:rsid="00024f3d" style:font-weight-asian="bold" style:font-weight-complex="bold"/>
    </style:style>
    <style:style style:name="T3" style:family="text">
      <style:text-properties fo:color="#a7074b" style:font-name="Andale Mono" fo:font-weight="bold" officeooo:rsid="0003ba3e" style:font-weight-asian="bold" style:font-weight-complex="bold"/>
    </style:style>
    <style:style style:name="T4" style:family="text">
      <style:text-properties fo:color="#a7074b" style:font-name="Andale Mono" fo:font-weight="bold" officeooo:rsid="00054fa6" style:font-weight-asian="bold" style:font-weight-complex="bold"/>
    </style:style>
    <style:style style:name="T5" style:family="text">
      <style:text-properties fo:color="#a7074b" style:font-name="Andale Mono" fo:font-weight="bold" officeooo:rsid="0005c49e" style:font-weight-asian="bold" style:font-weight-complex="bold"/>
    </style:style>
    <style:style style:name="T6" style:family="text">
      <style:text-properties fo:color="#a7074b" style:font-name="Andale Mono" fo:font-weight="bold" officeooo:rsid="00024f3d" fo:background-color="transparent" loext:char-shading-value="0" style:font-weight-asian="bold" style:font-weight-complex="bold"/>
    </style:style>
    <style:style style:name="T7" style:family="text">
      <style:text-properties fo:color="#a7074b" style:font-name="Andale Mono" fo:font-weight="bold" officeooo:rsid="00054fa6" fo:background-color="transparent" loext:char-shading-value="0" style:font-weight-asian="bold" style:font-weight-complex="bold"/>
    </style:style>
    <style:style style:name="T8" style:family="text">
      <style:text-properties fo:color="#a7074b" style:font-name="Andale Mono" officeooo:rsid="00024f3d"/>
    </style:style>
    <style:style style:name="T9" style:family="text">
      <style:text-properties fo:color="#a7074b" style:font-name="Andale Mono" officeooo:rsid="0003ba3e"/>
    </style:style>
    <style:style style:name="T10" style:family="text">
      <style:text-properties fo:color="#2a6099" style:font-name="Andale Mono" officeooo:rsid="00024f3d"/>
    </style:style>
    <style:style style:name="T11" style:family="text">
      <style:text-properties fo:color="#2a6099" style:font-name="Andale Mono" officeooo:rsid="0003ba3e"/>
    </style:style>
    <style:style style:name="T12" style:family="text">
      <style:text-properties officeooo:rsid="00024f3d"/>
    </style:style>
    <style:style style:name="T13" style:family="text">
      <style:text-properties style:font-name="Andale Mono"/>
    </style:style>
    <style:style style:name="T14" style:family="text">
      <style:text-properties style:font-name="Andale Mono" officeooo:rsid="0001d7e4"/>
    </style:style>
    <style:style style:name="T15" style:family="text">
      <style:text-properties style:font-name="Andale Mono" fo:font-weight="bold" officeooo:rsid="00024f3d" style:font-weight-asian="bold" style:font-weight-complex="bold"/>
    </style:style>
    <style:style style:name="T16" style:family="text">
      <style:text-properties style:font-name="Andale Mono" fo:font-weight="bold" officeooo:rsid="0003ba3e" style:font-weight-asian="bold" style:font-weight-complex="bold"/>
    </style:style>
    <style:style style:name="T17" style:family="text">
      <style:text-properties style:font-name="Andale Mono" officeooo:rsid="00024f3d"/>
    </style:style>
    <style:style style:name="T18" style:family="text">
      <style:text-properties style:font-name="Andale Mono" officeooo:rsid="0003ba3e"/>
    </style:style>
    <style:style style:name="T19" style:family="text">
      <style:text-properties style:font-name="Andale Mono" officeooo:rsid="00054fa6"/>
    </style:style>
    <style:style style:name="T20" style:family="text">
      <style:text-properties style:font-name="Andale Mono" officeooo:rsid="0005c49e"/>
    </style:style>
    <style:style style:name="T21" style:family="text">
      <style:text-properties fo:color="#28471f" style:font-name="Andale Mono"/>
    </style:style>
    <style:style style:name="T22" style:family="text">
      <style:text-properties fo:color="#28471f" style:font-name="Andale Mono" officeooo:rsid="00024f3d"/>
    </style:style>
    <style:style style:name="T23" style:family="text">
      <style:text-properties officeooo:rsid="0003ba3e"/>
    </style:style>
    <style:style style:name="T24" style:family="text">
      <style:text-properties officeooo:rsid="00054fa6"/>
    </style:style>
    <style:style style:name="T25" style:family="text">
      <style:text-properties officeooo:rsid="0005c4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0">Import </text:span><text:span text:style-name="T11">{</text:span><text:span text:style-name="T8">writer , </text:span><text:span text:style-name="T9">read}</text:span><text:span text:style-name="T10"> from </text:span><text:span text:style-name="T22">databaseHandler</text:span></text:p>
      <text:p text:style-name="P7"><text:span text:style-name="T21"/></text:p>
      <text:p text:style-name="P5"><text:span text:style-name="T10"/></text:p>
      <text:p text:style-name="P5"><text:span text:style-name="T10">function</text:span><text:span text:style-name="T14"> </text:span><text:span text:style-name="T20">add</text:span><text:span text:style-name="T2">Score</text:span><text:span text:style-name="T14">(</text:span><text:span text:style-name="T17"> </text:span><text:span text:style-name="T15">teamID</text:span><text:span text:style-name="T14"> ){</text:span></text:p>
      <text:p text:style-name="P1"/>
      <text:p text:style-name="P6"><text:span text:style-name="T17"><text:s/>teams = </text:span><text:span text:style-name="T4">getTeams()</text:span></text:p>
      <text:p text:style-name="P6"><text:span text:style-name="T17">score = teams[teamID].</text:span><text:span text:style-name="T18">score</text:span></text:p>
      <text:p text:style-name="P6"><text:span text:style-name="T17"/></text:p>
      <text:p text:style-name="P7"><text:span text:style-name="T13">newScore = score + 5</text:span></text:p>
      <text:p text:style-name="P7"><text:span text:style-name="T13"/></text:p>
      <text:p text:style-name="P6"><text:span text:style-name="T7">setTeamScore</text:span><text:span text:style-name="T17">(</text:span><text:span text:style-name="T16">teamID</text:span><text:span text:style-name="T17">,</text:span><text:span text:style-name="T15">newScore</text:span><text:span text:style-name="T17">)</text:span></text:p>
      <text:p text:style-name="P1">}</text:p>
      <text:p text:style-name="P1"/>
      <text:p text:style-name="P1"/>
      <text:p text:style-name="P1"/>
      <text:p text:style-name="P1"/>
      <text:p text:style-name="P2">function AddScoreTest(){</text:p>
      <text:p text:style-name="P4">teamID = 1</text:p>
      <text:p text:style-name="P8"><text:span text:style-name="T17">teams = </text:span><text:span text:style-name="T4">getTeams()</text:span></text:p>
      <text:p text:style-name="P8"><text:span text:style-name="T17">score = teams[</text:span><text:span text:style-name="T20">teamID].</text:span><text:span text:style-name="T18">score</text:span></text:p>
      <text:p text:style-name="P3"/>
      <text:p text:style-name="P4">addScore(teamID)</text:p>
      <text:p text:style-name="P4"/>
      <text:p text:style-name="P4"><text:span text:style-name="T12">teams = </text:span><text:span text:style-name="T1">getTeams()</text:span></text:p>
      <text:p text:style-name="P8"><text:span text:style-name="T20">updatedS</text:span><text:span text:style-name="T17">core = teams[</text:span><text:span text:style-name="T20">teamID].</text:span><text:span text:style-name="T18">score</text:span></text:p>
      <text:p text:style-name="P8"><text:span text:style-name="T18"/></text:p>
      <text:p text:style-name="P4">Assert.AreEqual(score+5,updatedS<text:span text:style-name="T12">core</text:span>)</text:p>
      <text:p text:style-name="P2"/>
      <text:p text:style-name="P2">}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Andale Mono" svg:font-family="'Andale Mono'" style:font-pitch="fixed"/>
    <style:font-face style:name="B Sina" svg:font-family="'B Sin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4.2$Linux_X86_64 LibreOffice_project/40$Build-2</meta:generator>
    <dc:date>2020-06-21T21:20:05.383147777</dc:date>
    <meta:editing-duration>PT7M13S</meta:editing-duration>
    <meta:editing-cycles>1</meta:editing-cycles>
    <meta:document-statistic meta:table-count="0" meta:image-count="0" meta:object-count="0" meta:page-count="1" meta:paragraph-count="16" meta:word-count="43" meta:character-count="352" meta:non-whitespace-character-count="324"/>
  </office:meta>
</office:document-meta>
</file>